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c1ad" officeooo:paragraph-rsid="0007c1ad"/>
    </style:style>
    <style:style style:name="P2" style:family="paragraph" style:parent-style-name="Standard">
      <style:text-properties officeooo:rsid="0008a450" officeooo:paragraph-rsid="0008a450"/>
    </style:style>
    <style:style style:name="P3" style:family="paragraph" style:parent-style-name="Standard">
      <style:text-properties officeooo:rsid="001240df" officeooo:paragraph-rsid="0007c1ad"/>
    </style:style>
    <style:style style:name="P4" style:family="paragraph" style:parent-style-name="Standard">
      <style:text-properties officeooo:rsid="00275a63" officeooo:paragraph-rsid="00275a63"/>
    </style:style>
    <style:style style:name="P5" style:family="paragraph" style:parent-style-name="Standard">
      <style:text-properties officeooo:rsid="0028962e" officeooo:paragraph-rsid="0028962e"/>
    </style:style>
    <style:style style:name="P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486b" style:font-weight-asian="normal" style:font-weight-complex="normal"/>
    </style:style>
    <style:style style:name="T3" style:family="text">
      <style:text-properties fo:font-weight="normal" officeooo:rsid="000b00bb" style:font-weight-asian="normal" style:font-weight-complex="normal"/>
    </style:style>
    <style:style style:name="T4" style:family="text">
      <style:text-properties fo:font-weight="normal" officeooo:rsid="000b70f6" style:font-weight-asian="normal" style:font-weight-complex="normal"/>
    </style:style>
    <style:style style:name="T5" style:family="text">
      <style:text-properties fo:font-weight="normal" officeooo:rsid="000eb67a" style:font-weight-asian="normal" style:font-weight-complex="normal"/>
    </style:style>
    <style:style style:name="T6" style:family="text">
      <style:text-properties fo:font-weight="normal" officeooo:rsid="000ed751" style:font-weight-asian="normal" style:font-weight-complex="normal"/>
    </style:style>
    <style:style style:name="T7" style:family="text">
      <style:text-properties fo:font-weight="normal" officeooo:rsid="000f3a35" style:font-weight-asian="normal" style:font-weight-complex="normal"/>
    </style:style>
    <style:style style:name="T8" style:family="text">
      <style:text-properties fo:font-weight="normal" officeooo:rsid="00158a34" style:font-weight-asian="normal" style:font-weight-complex="normal"/>
    </style:style>
    <style:style style:name="T9" style:family="text">
      <style:text-properties fo:font-weight="normal" officeooo:rsid="0015ef6f" style:font-weight-asian="normal" style:font-weight-complex="normal"/>
    </style:style>
    <style:style style:name="T10" style:family="text">
      <style:text-properties fo:font-weight="normal" officeooo:rsid="00174755" style:font-weight-asian="normal" style:font-weight-complex="normal"/>
    </style:style>
    <style:style style:name="T11" style:family="text">
      <style:text-properties fo:font-weight="normal" officeooo:rsid="00209f57" style:font-weight-asian="normal" style:font-weight-complex="normal"/>
    </style:style>
    <style:style style:name="T12" style:family="text">
      <style:text-properties fo:font-weight="normal" officeooo:rsid="00248ddd" style:font-weight-asian="normal" style:font-weight-complex="normal"/>
    </style:style>
    <style:style style:name="T13" style:family="text">
      <style:text-properties fo:font-weight="bold" officeooo:rsid="000a486b" style:font-weight-asian="bold" style:font-weight-complex="bold"/>
    </style:style>
    <style:style style:name="T14" style:family="text">
      <style:text-properties fo:font-weight="bold" officeooo:rsid="000b00bb" style:font-weight-asian="bold" style:font-weight-complex="bold"/>
    </style:style>
    <style:style style:name="T15" style:family="text">
      <style:text-properties fo:font-weight="bold" officeooo:rsid="000b70f6" style:font-weight-asian="bold" style:font-weight-complex="bold"/>
    </style:style>
    <style:style style:name="T16" style:family="text">
      <style:text-properties fo:font-weight="bold" officeooo:rsid="000eb67a" style:font-weight-asian="bold" style:font-weight-complex="bold"/>
    </style:style>
    <style:style style:name="T17" style:family="text">
      <style:text-properties fo:font-weight="bold" officeooo:rsid="000ed751" style:font-weight-asian="bold" style:font-weight-complex="bold"/>
    </style:style>
    <style:style style:name="T18" style:family="text">
      <style:text-properties fo:font-weight="bold" officeooo:rsid="00158a34" style:font-weight-asian="bold" style:font-weight-complex="bold"/>
    </style:style>
    <style:style style:name="T19" style:family="text">
      <style:text-properties fo:font-weight="bold" officeooo:rsid="00174755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font-name="DejaVu Serif1" style:font-name-asian="DejaVu Serif1" style:font-name-complex="DejaVu Serif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209in" fo:min-width="0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673in" fo:min-width="0.1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209in" fo:min-width="0.2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839in" fo:min-width="0.1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752in" fo:min-width="0.1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1839in" fo:min-width="0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209in" fo:min-width="0.1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756in" fo:min-width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209in" fo:min-width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1945in" fo:min-width="0.1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2028in" fo:min-width="0.1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1937in" fo:min-width="0.18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08/18</text:p>
      <text:p text:style-name="P3"><text:span text:style-name="T22"/></text:p>
      <text:p text:style-name="P2"><text:span text:style-name="T20">-</text:span><text:span text:style-name="T21"> root</text:span><text:span text:style-name="T20"> – top of the tree</text:span></text:p>
      <text:p text:style-name="P1">- <text:span text:style-name="T13">child –</text:span><text:span text:style-name="T2"> node that has a parent</text:span></text:p>
      <text:p text:style-name="P1"><text:span text:style-name="T2">- </text:span><text:span text:style-name="T13">internal node –</text:span><text:span text:style-name="T2"> has at least one child</text:span></text:p>
      <text:p text:style-name="P1"><text:span text:style-name="T2">- </text:span><text:span text:style-name="T13">leaf node</text:span><text:span text:style-name="T2"> – has no children</text:span></text:p>
      <text:p text:style-name="P1">- <text:span text:style-name="T13">edge</text:span><text:span text:style-name="T2"> – connects 2 nodes</text:span></text:p>
      <text:p text:style-name="P1"><text:span text:style-name="T2">- </text:span><text:span text:style-name="T14">path –</text:span><text:span text:style-name="T3"> a series of edfes that ocnnect two bodies</text:span></text:p>
      <text:p text:style-name="P1"><text:span text:style-name="T3">- </text:span><text:span text:style-name="T14">length </text:span><text:span text:style-name="T3"><text:s/>- number of edges <text:s/>in a given path</text:span></text:p>
      <text:p text:style-name="P1"><text:span text:style-name="T3">- </text:span><text:span text:style-name="T14">depth –</text:span><text:span text:style-name="T3"> starting at 0 the number of levels above a node is</text:span></text:p>
      <text:p text:style-name="P1"><text:span text:style-name="T3">- </text:span><text:span text:style-name="T14">height</text:span><text:span text:style-name="T3"> – number of levels below a node</text:span></text:p>
      <text:p text:style-name="P1"><text:span text:style-name="T3">- </text:span><text:span text:style-name="T14">subtree</text:span><text:span text:style-name="T3"> – a tee w/in a tree</text:span></text:p>
      <text:p text:style-name="P1"><text:span text:style-name="T3">- </text:span><text:span text:style-name="T15">binary tree –</text:span><text:span text:style-name="T4"> tees whose nodes have @ most 2 nodes</text:span></text:p>
      <text:p text:style-name="P1"><text:span text:style-name="T4">- </text:span><text:span text:style-name="T16">traversal </text:span><text:span text:style-name="T5">– a method to isit each node in the tree</text:span></text:p>
      <text:p text:style-name="P1"><text:span text:style-name="T5">- </text:span><text:span text:style-name="T16">preorder traevrsal –</text:span><text:span text:style-name="T5"> visiting us before visiting our children / root first</text:span></text:p>
      <text:p text:style-name="P1"><text:span text:style-name="T5">- </text:span><text:span text:style-name="T16">postorder traversal –</text:span><text:span text:style-name="T5"> visiting children before us / root last</text:span></text:p>
      <text:p text:style-name="P1"><text:span text:style-name="T2">- </text:span><text:span text:style-name="T17">in order traversal –</text:span><text:span text:style-name="T6"> only binary trees / </text:span><text:span text:style-name="T7">visit “left” then us, then “right</text:span></text:p>
      <text:p text:style-name="P1"><text:span text:style-name="T7"><text:tab/><text:tab/><text:tab/><text:tab/>- </text:span><text:span text:style-name="T12">The rightmost element is the last in the traversal</text:span></text:p>
      <text:p text:style-name="P1"><text:span text:style-name="T7">- </text:span><text:span text:style-name="T18">full binary tree </text:span><text:span text:style-name="T8"><text:s/>- nodes have ei</text:span><text:span text:style-name="T11">t</text:span><text:span text:style-name="T8">her 2 or 0 </text:span><text:span text:style-name="T9">children</text:span></text:p>
      <text:p text:style-name="P1"><text:span text:style-name="T9">- </text:span><text:span text:style-name="T19">complete binary tree –</text:span><text:span text:style-name="T10"> all levels in a tree are full w/ the exception of the last. <text:tab/><text:tab/><text:tab/><text:tab/><text:tab/>- The last level is filled from left to right</text:span></text:p>
      <text:p text:style-name="P1"><text:span text:style-name="T6"/></text:p>
      <text:p text:style-name="P1"><text:span text:style-name="T2">- </text:span><text:span text:style-name="T3">almost never do you need a pointer to a parent</text:span></text:p>
      <text:p text:style-name="P1"><text:span text:style-name="T3"/></text:p>
      <text:p text:style-name="P4"><draw:custom-shape text:anchor-type="paragraph" draw:z-index="6" draw:name="Shape1" draw:style-name="gr2" svg:width="0.326in" svg:height="0.313in" svg:x="2.6028in" svg:y="0.1193in"><text:p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d</text:span><text:span text:style-name="T1">o this tree:</text:span></text:p>
      <text:p text:style-name="P4"><draw:line text:anchor-type="paragraph" draw:z-index="5" draw:name="Shape8" draw:style-name="gr1" draw:text-style-name="P6" svg:x1="2.8634in" svg:y1="0.172in" svg:x2="3.2413in" svg:y2="0.5756in"><text:p/></draw:line><text:span text:style-name="T1"/></text:p>
      <text:p text:style-name="P4"><draw:line text:anchor-type="paragraph" draw:z-index="12" draw:name="Shape7" draw:style-name="gr1" draw:text-style-name="P6" svg:x1="2.772in" svg:y1="0.0429in" svg:x2="2.5118in" svg:y2="0.3685in"><text:p/></draw:line><text:span text:style-name="T3">P</text:span><text:span text:style-name="T1">RE: ABFCDE </text:span></text:p>
      <text:p text:style-name="P4"><draw:custom-shape text:anchor-type="paragraph" draw:z-index="7" draw:name="Shape2" draw:style-name="gr3" svg:width="0.2732in" svg:height="0.3776in" svg:x="2.3819in" svg:y="0.0181in"><text:p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3" draw:style-name="gr4" svg:width="0.3004in" svg:height="0.313in" svg:x="3.0717in" svg:y="0.0701in"><text:p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IN: BFADCE</text:span></text:p>
      <text:p text:style-name="P1"><draw:line text:anchor-type="paragraph" draw:z-index="14" draw:name="Shape10" draw:style-name="gr1" draw:text-style-name="P6" svg:x1="3.2409in" svg:y1="0.1882in" svg:x2="3.15in" svg:y2="0.6693in"><text:p/></draw:line><draw:line text:anchor-type="paragraph" draw:z-index="15" draw:name="Shape11" draw:style-name="gr1" draw:text-style-name="P6" svg:x1="3.3717in" svg:y1="0.0839in" svg:x2="3.6319in" svg:y2="0.5783in"><text:p/></draw:line><text:span text:style-name="T3"/></text:p>
      <text:p text:style-name="P1"><draw:custom-shape text:anchor-type="paragraph" draw:z-index="10" draw:name="Shape5" draw:style-name="gr6" svg:width="0.2217in" svg:height="0.2476in" svg:x="3.15in" svg:y="0.2929in"><text:p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Shape9" draw:style-name="gr1" draw:text-style-name="P6" svg:x1="2.5638in" svg:y1="0.0063in" svg:x2="2.7591in" svg:y2="0.2929in"><text:p/></draw:line><text:span text:style-name="T3"/></text:p>
      <text:p text:style-name="P1"><draw:custom-shape text:anchor-type="paragraph" draw:z-index="11" draw:name="Shape6" draw:style-name="gr7" svg:width="0.326in" svg:height="0.2606in" svg:x="3.5016in" svg:y="0.0465in"><text:p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4" draw:style-name="gr5" svg:width="0.2606in" svg:height="0.2606in" svg:x="2.6283in" svg:y="0.0075in"><text:p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P1"><text:span text:style-name="T3"/></text:p>
      <text:p text:style-name="P1"><draw:custom-shape text:anchor-type="paragraph" draw:z-index="16" draw:name="Shape12" draw:style-name="gr8" svg:width="0.2217in" svg:height="0.313in" svg:x="2.4598in" svg:y="0.152in"><text:p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P5"><draw:line text:anchor-type="paragraph" draw:z-index="4" draw:name="Shape18" draw:style-name="gr1" draw:text-style-name="P6" svg:x1="2.6811in" svg:y1="0.0492in" svg:x2="3.0327in" svg:y2="0.3484in"><text:p/></draw:line><text:span text:style-name="T3">I</text:span><text:span text:style-name="T1">N: DGACFB</text:span></text:p>
      <text:p text:style-name="P5"><draw:custom-shape text:anchor-type="paragraph" draw:z-index="17" draw:name="Shape13" draw:style-name="gr9" svg:width="0.235in" svg:height="0.248in" svg:x="3.2146in" svg:y="0.7661in"><text:p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4" draw:style-name="gr10" svg:width="0.235in" svg:height="0.313in" svg:x="2.9283in" svg:y="0.089in"><text:p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5" draw:style-name="gr11" svg:width="0.2598in" svg:height="0.274in" svg:x="3.3453in" svg:y="0.3752in"><text:p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6" draw:style-name="gr12" svg:width="0.2606in" svg:height="0.2862in" svg:x="2.6425in" svg:y="0.5311in"><text:p>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7" draw:style-name="gr13" svg:width="0.2614in" svg:height="0.2732in" svg:x="3.7874in" svg:y="0.702in"><text:p>F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3" draw:name="Shape19" draw:style-name="gr1" draw:text-style-name="P6" svg:x1="3.0846in" svg:y1="0.4016in" svg:x2="2.9028in" svg:y2="0.6362in"><text:p/></draw:line><draw:line text:anchor-type="paragraph" draw:z-index="2" draw:name="Shape20" draw:style-name="gr1" draw:text-style-name="P6" svg:x1="3.0591in" svg:y1="0.2972in" svg:x2="3.5402in" svg:y2="0.6488in"><text:p/></draw:line><draw:line text:anchor-type="paragraph" draw:z-index="1" draw:name="Shape21" draw:style-name="gr1" draw:text-style-name="P6" svg:x1="3.4488in" svg:y1="0.5575in" svg:x2="3.3453in" svg:y2="0.922in"><text:p/></draw:line><draw:line text:anchor-type="paragraph" draw:z-index="0" draw:name="Shape22" draw:style-name="gr1" draw:text-style-name="P6" svg:x1="3.4484in" svg:y1="0.5575in" svg:x2="3.7874in" svg:y2="0.8441in"><text:p/></draw:line><text:span text:style-name="T1">POST: GCFB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9:02:57.338353692</meta:creation-date>
    <dc:date>2018-02-08T10:20:24.655003602</dc:date>
    <meta:editing-duration>PT1H17M16S</meta:editing-duration>
    <meta:editing-cycles>26</meta:editing-cycles>
    <meta:generator>LibreOffice/5.4.4.2$Linux_X86_64 LibreOffice_project/40m0$Build-2</meta:generator>
    <meta:document-statistic meta:table-count="0" meta:image-count="0" meta:object-count="0" meta:page-count="1" meta:paragraph-count="25" meta:word-count="210" meta:character-count="1051" meta:non-whitespace-character-count="838"/>
  </office:meta>
</office:document-meta>
</file>